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9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7" style:family="paragraph">
      <loext:graphic-properties draw:fill="solid" draw:fill-color="#e6e6e6"/>
      <style:paragraph-properties fo:text-align="start" style:writing-mode="lr-tb"/>
      <style:text-properties style:font-name="Poppins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9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10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1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13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oppins" fo:font-size="16pt" fo:font-weight="bold" style:font-size-asian="18pt" style:font-size-complex="18p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/>
      <style:paragraph-properties fo:text-align="center"/>
      <style:text-properties style:font-name="Poppins1" fo:font-size="12pt" style:font-size-asian="18pt" style:font-size-complex="18pt"/>
    </style:style>
    <style:style style:name="P20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1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22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23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24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5" style:family="paragraph">
      <loext:graphic-properties draw:fill="solid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1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" fo:font-size="18pt" fo:font-weight="bold" style:font-size-asian="18pt" style:font-size-complex="18pt"/>
    </style:style>
    <style:style style:name="T4" style:family="text">
      <style:text-properties fo:color="#ffffff" loext:opacity="100%" style:font-name="Poppins1" fo:font-size="16pt" style:font-size-asian="18pt" style:font-size-complex="18pt"/>
    </style:style>
    <style:style style:name="T5" style:family="text">
      <style:text-properties fo:color="#ffffff" loext:opacity="100%" fo:font-size="16pt" style:font-size-asian="18pt" style:font-size-complex="18pt"/>
    </style:style>
    <style:style style:name="T6" style:family="text">
      <style:text-properties style:font-name="Poppins1" fo:font-size="18pt" style:font-size-asian="18pt" style:font-size-complex="18pt"/>
    </style:style>
    <style:style style:name="T7" style:family="text">
      <style:text-properties style:font-name="Poppins" fo:font-size="16pt" fo:font-weight="bold" style:font-size-asian="18pt" style:font-size-complex="18pt"/>
    </style:style>
    <style:style style:name="T8" style:family="text">
      <style:text-properties style:font-name="Poppins1" fo:font-size="12pt" style:font-size-asian="18pt" style:font-size-complex="18pt"/>
    </style:style>
    <style:style style:name="T9" style:family="text">
      <style:text-properties style:font-name="Poppins1" fo:font-size="18pt" fo:font-weight="bold" style:font-size-asian="18pt" style:font-size-complex="18pt"/>
    </style:style>
    <style:style style:name="T10" style:family="text">
      <style:text-properties style:font-name="Poppins" fo:font-size="18pt" fo:font-weight="normal" style:font-size-asian="18pt" style:font-size-complex="18pt"/>
    </style:style>
    <style:style style:name="T11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17.78cm" svg:height="12.827cm" svg:x="6.08cm" svg:y="2.143cm">
          <text:p text:style-name="P6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5.08cm" svg:height="2.54cm" svg:x="6.715cm" svg:y="3.54cm">
          <text:p text:style-name="P8"><text:span text:style-name="T4">Authentication</text:span></text:p>
          <text:p text:style-name="P8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" draw:id="id3" draw:layer="layout" svg:width="2.44cm" svg:height="3.81cm" svg:x="20.05cm" svg:y="4.81cm">
          <text:p text:style-name="P8"><text:span text:style-name="T4">Data</text:span></text:p>
          <text:p text:style-name="P8"><text:span text:style-name="T4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xml:id="id2" draw:id="id2" draw:layer="layout" svg:width="5.01cm" svg:height="3.795cm" svg:x="13.135cm" svg:y="4.81cm">
          <text:p text:style-name="P10"><text:span text:style-name="T4">API</text:span></text:p>
          <text:p text:style-name="P10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5.08cm" svg:height="2.526cm" svg:x="7.98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5.08cm" svg:height="2.526cm" svg:x="16.87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6.35cm" svg:height="3.81cm" svg:x="7.35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6.35cm" svg:height="3.81cm" svg:x="16.24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1" draw:text-style-name="P1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2" draw:text-style-name="P1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2" draw:text-style-name="P1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3" draw:text-style-name="P1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3" draw:text-style-name="P1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4" draw:text-style-name="P16" draw:layer="layout" svg:width="2.413cm" svg:height="1.143cm" svg:x="13.7cm" svg:y="11.795cm">
          <draw:text-box>
            <text:p text:style-name="P15"><text:span text:style-name="T7">. . .</text:span></text:p>
          </draw:text-box>
        </draw:frame>
        <draw:connector draw:style-name="gr15" draw:text-style-name="P17" draw:layer="layout" svg:x1="4.81cm" svg:y1="4.81cm" svg:x2="6.715cm" svg:y2="4.81cm" draw:start-shape="id8" draw:start-glue-point="7" draw:end-shape="id1" draw:end-glue-point="3" svg:d="M4810 4810h1905" svg:viewBox="0 0 1906 1">
          <text:p><text:span text:style-name="T6"/></text:p>
        </draw:connector>
        <draw:custom-shape draw:style-name="gr16" draw:text-style-name="P19" xml:id="id8" draw:id="id8" draw:layer="layout" svg:width="2.54cm" svg:height="2.54cm" svg:x="2.27cm" svg:y="3.54cm">
          <text:p text:style-name="P18"><text:span text:style-name="T8">UI,</text:span></text:p>
          <text:p text:style-name="P18"><text:span text:style-name="T8">CLI,</text:span></text:p>
          <text:p text:style-name="P18"><text:span text:style-name="T8">API</text:span>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</text:span><text:span text:style-name="T9">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</text:span><text:span text:style-name="T9">System</text:span></text:p>
          <text:p text:style-name="P12"><text:span text:style-name="T6">SUSE Linux </text:span><text:span text:style-name="T6">Enterprise </text:span><text:span text:style-name="T6">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</text:span><text:span text:style-name="T9">rnete</text:span><text:span text:style-name="T9">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</text:span><text:span text:style-name="T3">Kubernetes </text:span><text:span text:style-name="T3">Managemen</text:span><text:span text:style-name="T3">t</text:span></text:p>
          <text:p text:style-name="P24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</text:span><text:span text:style-name="T9">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</text:span><text:span text:style-name="T9">System</text:span></text:p>
          <text:p text:style-name="P12"><text:span text:style-name="T6">SUSE Linux </text:span><text:span text:style-name="T6">Enterprise </text:span><text:span text:style-name="T6">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</text:span><text:span text:style-name="T9">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</text:span><text:span text:style-name="T6">Kubernetes Engine </text:span><text:span text:style-name="T6">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</text:span><text:span text:style-name="T9">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</text:span><text:span text:style-name="T9">System</text:span></text:p>
          <text:p text:style-name="P12"><text:span text:style-name="T6">SUSE Linux </text:span><text:span text:style-name="T6">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12"><text:span text:style-name="T9">Kubernetes</text:span></text:p>
          <text:p text:style-name="P12"><text:span text:style-name="T6">Rancher </text:span><text:span text:style-name="T6">Kubernetes </text:span><text:span text:style-name="T6">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g>
          <draw:custom-shape draw:style-name="gr21" draw:text-style-name="P22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0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1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0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1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2" svg:font-family="Poppins" style:font-pitch="variable"/>
    <style:font-face style:name="Poppins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5-26T11:46:17.767234982</dc:date>
    <meta:editing-duration>PT11H20M47S</meta:editing-duration>
    <meta:editing-cycles>20</meta:editing-cycles>
    <meta:generator>LibreOffice/7.1.3.2$Linux_X86_64 LibreOffice_project/10$Build-2</meta:generator>
    <meta:document-statistic meta:object-count="142"/>
  </office:meta>
</office:document-meta>
</file>